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1.942cm" fo:min-width="25.91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8.675cm" fo:min-width="8.921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49cm" fo:min-width="1.97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049cm" fo:min-width="1.974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01cm" fo:min-width="1.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49cm" fo:min-width="1.973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11cm" fo:min-width="2.064cm"/>
    </style:style>
    <style:style style:name="gr9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1cm" fo:min-width="2.0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3cm" fo:min-width="1.3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0.9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0.9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3cm" fo:min-width="0.9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3.814cm" fo:min-width="7.882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3.814cm" fo:min-width="7.628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8.64cm" fo:min-width="5.596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0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0pt" style:font-size-asian="8pt" style:font-size-complex="8pt"/>
    </style:style>
    <style:style style:name="P6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7" style:family="paragraph">
      <loext:graphic-properties draw:fill="none" draw:fill-color="#ffffff"/>
      <style:text-properties fo:color="#000080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000080" fo:font-size="8pt" fo:font-weight="bold" style:font-size-asian="6pt" style:font-weight-asian="bold" style:font-size-complex="6pt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6pt" fo:font-style="italic" style:font-size-asian="6pt" style:font-style-asian="italic" style:font-size-complex="6pt" style:font-style-complex="italic"/>
    </style:style>
    <style:style style:name="T3" style:family="text">
      <style:text-properties fo:color="#000080" fo:font-weight="bold" style:font-weight-asian="bold" style:font-weight-complex="bold"/>
    </style:style>
    <style:style style:name="T4" style:family="text">
      <style:text-properties fo:color="#000080" fo:font-size="8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416cm" svg:height="12.192cm" svg:x="1.016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421cm" svg:height="8.925cm" svg:x="1.524cm" svg:y="3.7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98cm" svg:height="3.249cm" svg:x="13.532cm" svg:y="4.13cm">
          <text:p text:style-name="P3"><text:span text:style-name="T1">infoLogge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498cm" svg:height="3.249cm" svg:x="18.66cm" svg:y="4.13cm">
          <text:p text:style-name="P3"><text:span text:style-name="T1">infoLoggerSer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99cm" svg:height="2.321cm" svg:x="23.556cm" svg:y="4.544cm">
          <text:p text:style-name="P3"><text:span text:style-name="T1">MySQL</text:span></text:p>
          <text:p text:style-name="P3"><text:span text:style-name="T1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2" draw:layer="layout" svg:x1="22.158cm" svg:y1="5.755cm" svg:x2="23.557cm" svg:y2="5.755cm">
          <text:p/>
        </draw:line>
        <draw:line draw:style-name="gr6" draw:text-style-name="P2" draw:layer="layout" svg:x1="19.127cm" svg:y1="6.914cm" svg:x2="16.764cm" svg:y2="9.398cm">
          <text:p/>
        </draw:line>
        <draw:line draw:style-name="gr6" draw:text-style-name="P2" draw:layer="layout" svg:x1="23.558cm" svg:y1="6.695cm" svg:x2="17.272cm" svg:y2="10.16cm">
          <text:p/>
        </draw:line>
        <draw:custom-shape draw:style-name="gr7" draw:text-style-name="P4" draw:layer="layout" svg:width="3.497cm" svg:height="3.249cm" svg:x="13.532cm" svg:y="8.89cm">
          <text:p text:style-name="P3"><text:span text:style-name="T1">infoBrow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7.029cm" svg:y1="5.755cm" svg:x2="18.661cm" svg:y2="5.755cm">
          <text:p/>
        </draw:line>
        <draw:custom-shape draw:style-name="gr7" draw:text-style-name="P4" draw:layer="layout" svg:width="3.497cm" svg:height="3.249cm" svg:x="6.561cm" svg:y="8.63cm">
          <text:p text:style-name="P3"><text:span text:style-name="T1">lo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497cm" svg:height="3.249cm" svg:x="4.595cm" svg:y="4.283cm">
          <text:p text:style-name="P3"><text:span text:style-name="T1">User</text:span></text:p>
          <text:p text:style-name="P3"><text:span text:style-name="T1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.564cm" svg:height="1.161cm" svg:x="7.135cm" svg:y="5.376cm">
          <text:p text:style-name="P3"><text:span text:style-name="T1">libInfoLogger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.676cm" svg:y1="5.712cm" svg:x2="13.532cm" svg:y2="5.712cm">
          <text:p/>
        </draw:line>
        <draw:custom-shape draw:style-name="gr3" draw:text-style-name="P4" draw:layer="layout" svg:width="3.498cm" svg:height="3.249cm" svg:x="22.806cm" svg:y="8.382cm">
          <text:p text:style-name="P3"><text:span text:style-name="T1">InfoLogger</text:span></text:p>
          <text:p text:style-name="P3"><text:span text:style-name="T1">AdminD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4.512cm" svg:y1="8.382cm" svg:x2="24.512cm" svg:y2="6.927cm">
          <text:p/>
        </draw:line>
        <draw:line draw:style-name="gr6" draw:text-style-name="P2" draw:layer="layout" svg:x1="9.652cm" svg:y1="9.144cm" svg:x2="13.532cm" svg:y2="6.231cm">
          <text:p/>
        </draw:line>
        <draw:custom-shape draw:style-name="gr3" draw:text-style-name="P4" draw:layer="layout" svg:width="3.498cm" svg:height="3.249cm" svg:x="2.055cm" svg:y="8.63cm">
          <text:p text:style-name="P3"><text:span text:style-name="T1">User</text:span></text:p>
          <text:p text:style-name="P3"><text:span text:style-name="T1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564cm" svg:height="1.16cm" svg:x="4.853cm" svg:y="9.65cm">
          <text:p text:style-name="P3"><text:span text:style-name="T1">stdout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219cm" svg:height="0.693cm" svg:x="12.003cm" svg:y="5.944cm">
          <draw:text-box>
            <text:p><text:span text:style-name="T2">socket</text:span></text:p>
          </draw:text-box>
        </draw:frame>
        <draw:frame draw:style-name="gr12" draw:text-style-name="P6" draw:layer="layout" svg:width="0.95cm" svg:height="0.694cm" svg:x="5.552cm" svg:y="10.907cm">
          <draw:text-box>
            <text:p><text:span text:style-name="T2">pipe</text:span></text:p>
          </draw:text-box>
        </draw:frame>
        <draw:frame draw:style-name="gr13" draw:text-style-name="P6" draw:layer="layout" svg:width="0.981cm" svg:height="0.694cm" svg:x="17.185cm" svg:y="5.998cm">
          <draw:text-box>
            <text:p><text:span text:style-name="T2">TCP</text:span></text:p>
          </draw:text-box>
        </draw:frame>
        <draw:frame draw:style-name="gr13" draw:text-style-name="P6" draw:layer="layout" svg:width="0.981cm" svg:height="0.694cm" svg:x="22.158cm" svg:y="5.998cm">
          <draw:text-box>
            <text:p><text:span text:style-name="T2">TCP</text:span></text:p>
          </draw:text-box>
        </draw:frame>
        <draw:frame draw:style-name="gr14" draw:text-style-name="P6" draw:layer="layout" svg:width="0.981cm" svg:height="0.693cm" svg:x="17.053cm" svg:y="9.213cm">
          <draw:text-box>
            <text:p><text:span text:style-name="T2">TCP</text:span></text:p>
          </draw:text-box>
        </draw:frame>
        <draw:frame draw:style-name="gr15" draw:text-style-name="P7" draw:layer="layout" svg:width="2.161cm" svg:height="0.962cm" svg:x="1.27cm" svg:y="2.813cm">
          <draw:text-box>
            <text:p><text:span text:style-name="T3">inject</text:span></text:p>
          </draw:text-box>
        </draw:frame>
        <draw:frame draw:style-name="gr16" draw:text-style-name="P7" draw:layer="layout" svg:width="2.691cm" svg:height="0.962cm" svg:x="11.787cm" svg:y="12.754cm">
          <draw:text-box>
            <text:p><text:span text:style-name="T3">display</text:span></text:p>
          </draw:text-box>
        </draw:frame>
        <draw:frame draw:style-name="gr17" draw:text-style-name="P7" draw:layer="layout" svg:width="2.513cm" svg:height="0.962cm" svg:x="11.711cm" svg:y="2.848cm">
          <draw:text-box>
            <text:p><text:span text:style-name="T3">collect</text:span></text:p>
          </draw:text-box>
        </draw:frame>
        <draw:frame draw:style-name="gr18" draw:text-style-name="P7" draw:layer="layout" svg:width="2.051cm" svg:height="0.962cm" svg:x="24.638cm" svg:y="2.794cm">
          <draw:text-box>
            <text:p><text:span text:style-name="T3">store</text:span></text:p>
          </draw:text-box>
        </draw:frame>
        <draw:frame draw:style-name="gr19" draw:text-style-name="P8" draw:layer="layout" svg:width="1.387cm" svg:height="0.569cm" svg:x="14.599cm" svg:y="3.356cm">
          <draw:text-box>
            <text:p><text:span text:style-name="T4">locally</text:span></text:p>
          </draw:text-box>
        </draw:frame>
        <draw:frame draw:style-name="gr20" draw:text-style-name="P8" draw:layer="layout" svg:width="1.666cm" svg:height="0.569cm" svg:x="18.908cm" svg:y="3.302cm">
          <draw:text-box>
            <text:p><text:span text:style-name="T4">centrally</text:span></text:p>
          </draw:text-box>
        </draw:frame>
        <draw:custom-shape draw:style-name="gr21" draw:text-style-name="P2" draw:layer="layout" svg:width="8.382cm" svg:height="4.064cm" svg:x="11.938cm" svg:y="3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8.128cm" svg:height="4.064cm" svg:x="11.938cm" svg:y="8.6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6.096cm" svg:height="8.89cm" svg:x="20.574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ylvain Chapeland</meta:initial-creator>
    <meta:creation-date>2017-06-30T11:18:00.855173805</meta:creation-date>
    <meta:editing-duration>PT12M37S</meta:editing-duration>
    <meta:editing-cycles>3</meta:editing-cycles>
    <dc:date>2017-06-30T11:47:31.568663774</dc:date>
    <dc:creator>Sylvain Chapeland</dc:creator>
    <meta:generator>LibreOffice/5.0.6.2$Linux_X86_64 LibreOffice_project/00$Build-2</meta:generator>
    <meta:document-statistic meta:object-count="56"/>
  </office:meta>
</office:document-meta>
</file>